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381" officeooo:paragraph-rsid="00187381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paragraph-rsid="00187381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18738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1917ec"/>
    </style:style>
    <style:style style:name="P6" style:family="paragraph" style:parent-style-name="Standard">
      <style:paragraph-properties fo:margin-left="0.9846in" fo:margin-right="0in" fo:text-indent="0in" style:auto-text-indent="false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officeooo:paragraph-rsid="001917ec"/>
    </style:style>
    <style:style style:name="P8" style:family="paragraph" style:parent-style-name="Standard">
      <style:paragraph-properties fo:margin-left="1.4772in" fo:margin-right="0in" fo:text-indent="0in" style:auto-text-indent="false"/>
    </style:style>
    <style:style style:name="T1" style:family="text">
      <style:text-properties officeooo:rsid="00187381"/>
    </style:style>
    <style:style style:name="T2" style:family="text">
      <style:text-properties officeooo:rsid="00191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</text:p>
      <text:p text:style-name="P1"/>
      <text:p text:style-name="P1">1. Generate Controller</text:p>
      <text:p text:style-name="P1"/>
      <text:p text:style-name="P1"><text:span text:style-name="Source_20_Text">$ bin/rails generate controller welcome index</text:span></text:p>
      <text:p text:style-name="P1"/>
      <text:p text:style-name="P2"><text:span text:style-name="T1">2 important files created (of others): </text:span></text:p>
      <text:p text:style-name="P2"/>
      <text:p text:style-name="P2"><text:span text:style-name="Source_20_Text"><text:span text:style-name="T1">Controller Directory: </text:span></text:span><text:span text:style-name="Source_20_Text">app/controllers/welcome_controller.rb</text:span></text:p>
      <text:p text:style-name="P2"><text:span text:style-name="Source_20_Text"><text:span text:style-name="T1">Views Directory: </text:span></text:span><text:span text:style-name="Source_20_Text">app/views/welcome/index.html.erb</text:span></text:p>
      <text:p text:style-name="P2"/>
      <text:p text:style-name="P2"><text:span text:style-name="Source_20_Text"/></text:p>
      <text:p text:style-name="P4"><text:span text:style-name="T1">2. </text:span><text:bookmark text:name="setting-the-application-home-page"/>Setting the Application Home Page</text:p>
      <text:p text:style-name="P4"><text:span text:style-name="T1"><text:tab/><text:tab/></text:span><text:span text:style-name="Source_20_Text"><text:span text:style-name="T1">Directory: </text:span></text:span><text:span text:style-name="Source_20_Text">config/routes.rb</text:span></text:p>
      <text:p text:style-name="P4"><text:span text:style-name="Source_20_Text"><text:tab/></text:span></text:p>
      <text:p text:style-name="P4"><text:span text:style-name="Source_20_Text"/></text:p>
      <text:p text:style-name="P2"><text:span text:style-name="Source_20_Text"><text:span text:style-name="T1">Code:</text:span></text:span></text:p>
      <text:p text:style-name="P2"><text:span text:style-name="Source_20_Text"><text:tab/>Rails.application.routes.draw do</text:span></text:p>
      <text:p text:style-name="P8"/>
      <text:p text:style-name="P8"><text:span text:style-name="Source_20_Text">  root 'welcome#index'</text:span></text:p>
      <text:p text:style-name="P3"><text:span text:style-name="Source_20_Text"><text:tab/><text:tab/></text:span><text:span text:style-name="Source_20_Text"><text:span text:style-name="T2">end</text:span></text:span><text:span text:style-name="Source_20_Text">  </text:span></text:p>
      <text:p text:style-name="P2"/>
      <text:p text:style-name="P5"><text:span text:style-name="Source_20_Text"><text:span text:style-name="T2">3. CRUD Operations</text:span></text:span></text:p>
      <text:p text:style-name="P5"><text:tab/><text:tab/><text:span text:style-name="Source_20_Text"><text:span text:style-name="T1">Directory: </text:span></text:span><text:span text:style-name="Source_20_Text">config/routes.rb</text:span></text:p>
      <text:p text:style-name="P5"/>
      <text:p text:style-name="P5"><text:span text:style-name="Source_20_Text"><text:tab/><text:tab/>Rails.application.routes.draw do</text:span></text:p>
      <text:p text:style-name="Standard"> </text:p>
      <text:p text:style-name="P6"><text:span text:style-name="Source_20_Text">  resources :articles</text:span></text:p>
      <text:p text:style-name="P6"> </text:p>
      <text:p text:style-name="P6"><text:span text:style-name="Source_20_Text">  root 'welcome#index'</text:span></text:p>
      <text:p text:style-name="P6"><text:span text:style-name="Source_20_Text">end</text:span></text:p>
      <text:p text:style-name="P7"/>
      <text:p text:style-name="P5"><text:span text:style-name="Source_20_Text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2:59:14.983121630</meta:creation-date>
    <dc:date>2015-03-11T13:12:49.755209755</dc:date>
    <meta:editing-duration>PT13M3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48" meta:character-count="482" meta:non-whitespace-character-count="430"/>
  </office:meta>
</office:document-meta>
</file>